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App Componen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ach component is an entry point to your ap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y may depend on each oth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ur components: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ctiviti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ervic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ntent provide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roadcast receiver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Activity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ingle screen/window with UI compon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 needs to keep track of the states of the activity: running, paused, stopped, et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mplement an activity as a subclass of the Activity clas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Service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Long running background task, no U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sten to music from one app and be active on anoth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wo types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arted service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ystem tries to run these until their job is complete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ound service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ervice providing an API to another proces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rvice is implemented as a subclass of Service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Broadcast Receiver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ystem can deliver events to the app and the app to respond to sysm-wide broadcast announcem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deliever broadcasts even to apps that aren’t currently runn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be generated by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ystem: battery running low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pps: to tell other apps that an event has happene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mplemented as a subclass of BroadcastReceiv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Content Provider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anages shared app data stored in a file (like SQLite database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pps can query data via the content provid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be used to read and write private data to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mplemented as a subclass of ContentProvider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Activating Componen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ctivities, services, and broadcast receivers are activated by an asynchronous message called an <text:span text:style-name="T1">intent</text:span>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reated with an Intent objec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 activate specific component (explicit) or type of component (implicit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anifest Fil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eclares the components in the ap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XML file, must be at the root of the app project director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reate elements in the manifest file: permissions, minimum API level, required hardware/software, API libraries</text:p>
          </table:table-cell>
          <table:table-cell table:number-columns-repeated="11"/>
          <table:table-cell office:value-type="float" office:value="467147" calcext:value-type="float">
            <text:p>4671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ult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reate a resource directory for that screen siz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reate an activity for that language</text:p>
          </table:table-cell>
          <table:table-cell table:number-columns-repeated="12"/>
        </table:table-row>
      </table:table>
      <table:table table:name="Live 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inal Project: give a live demo during week 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rst lab due next we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work = Pro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s due before live ses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il project ide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S651 in subject lin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ject 1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e week 3 live ses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ke the grids even numbers (not 3x3 and 5x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e Gennymotion: treats it as a truly separate devi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eate account, select personal/free o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s: SDK manager- must have the SDK installed to access 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scus on compiled SDK and minimum SD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ab1: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 activity_ma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e protrait, one landsca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so need to layouts (protrain/landscap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eed “onCreate” for every activit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l apps, not just la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 find view by id AFTER set content vie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0:39:40.43699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1T10:23:55.470570919</meta:creation-date>
    <dc:date>2020-10-06T11:43:03.001377842</dc:date>
    <meta:editing-duration>P3DT2H14M30S</meta:editing-duration>
    <meta:editing-cycles>20</meta:editing-cycles>
    <meta:generator>LibreOffice/7.0.1.2$Linux_X86_64 LibreOffice_project/00$Build-2</meta:generator>
    <meta:document-statistic meta:table-count="2" meta:cell-count="66" meta:object-count="0"/>
  </office:meta>
</office:document-meta>
</file>